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4f5" officeooo:paragraph-rsid="001034f5"/>
    </style:style>
    <style:style style:name="P2" style:family="paragraph" style:parent-style-name="Standard">
      <style:text-properties officeooo:paragraph-rsid="001034f5"/>
    </style:style>
    <style:style style:name="P3" style:family="paragraph" style:parent-style-name="Standard">
      <style:text-properties fo:font-size="12pt" officeooo:paragraph-rsid="001034f5" style:font-size-asian="12pt" style:font-size-complex="12pt"/>
    </style:style>
    <style:style style:name="P4" style:family="paragraph" style:parent-style-name="Standard">
      <style:text-properties style:font-name="Liberation Serif" fo:font-size="12pt" officeooo:rsid="001034f5" officeooo:paragraph-rsid="0010fe81" style:font-size-asian="12pt" style:font-size-complex="12pt"/>
    </style:style>
    <style:style style:name="P5" style:family="paragraph" style:parent-style-name="Standard">
      <style:text-properties officeooo:rsid="0012f749" officeooo:paragraph-rsid="0012f749"/>
    </style:style>
    <style:style style:name="P6" style:family="paragraph" style:parent-style-name="Preformatted_20_Text">
      <style:text-properties fo:color="#000000" style:font-name="DejaVu Sans Mono" fo:font-size="12pt" officeooo:rsid="001034f5" officeooo:paragraph-rsid="001034f5" style:font-size-asian="12pt" style:font-size-complex="12pt"/>
    </style:style>
    <style:style style:name="P7" style:family="paragraph" style:parent-style-name="Preformatted_20_Text">
      <style:paragraph-properties fo:margin-top="0cm" fo:margin-bottom="0.499cm" loext:contextual-spacing="false"/>
      <style:text-properties fo:color="#000000" fo:font-size="12pt" style:font-size-asian="12pt" style:font-size-complex="12pt"/>
    </style:style>
    <style:style style:name="P8" style:family="paragraph" style:parent-style-name="Preformatted_20_Text">
      <style:paragraph-properties fo:margin-top="0cm" fo:margin-bottom="0.499cm" loext:contextual-spacing="false"/>
      <style:text-properties fo:color="#000000" fo:font-size="12pt" officeooo:paragraph-rsid="001034f5" style:font-size-asian="12pt" style:font-size-complex="12pt"/>
    </style:style>
    <style:style style:name="P9" style:family="paragraph" style:parent-style-name="Preformatted_20_Text">
      <style:text-properties fo:color="#000000" fo:font-size="12p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color="#008000" fo:font-weight="bold"/>
    </style:style>
    <style:style style:name="T3" style:family="text">
      <style:text-properties fo:color="#008000" style:font-name="DejaVu Sans Mono" fo:font-weight="bold"/>
    </style:style>
    <style:style style:name="T4" style:family="text">
      <style:text-properties fo:color="#008000" style:font-name="Liberation Serif" fo:font-weight="bold"/>
    </style:style>
    <style:style style:name="T5" style:family="text">
      <style:text-properties fo:color="#008000" style:font-name="Liberation Serif" fo:font-weight="bold" officeooo:rsid="001034f5"/>
    </style:style>
    <style:style style:name="T6" style:family="text">
      <style:text-properties fo:color="#008000" fo:font-weight="normal" style:font-weight-asian="normal" style:font-weight-complex="normal"/>
    </style:style>
    <style:style style:name="T7" style:family="text">
      <style:text-properties fo:color="#660099" style:font-name="DejaVu Sans Mono"/>
    </style:style>
    <style:style style:name="T8" style:family="text">
      <style:text-properties fo:color="#000000"/>
    </style:style>
    <style:style style:name="T9" style:family="text">
      <style:text-properties fo:color="#000000" style:font-name="DejaVu Sans Mono"/>
    </style:style>
    <style:style style:name="T10" style:family="text">
      <style:text-properties fo:color="#000080" fo:font-weight="bold"/>
    </style:style>
    <style:style style:name="T11" style:family="text">
      <style:text-properties fo:color="#000080" style:font-name="DejaVu Sans Mono" fo:font-weight="bold"/>
    </style:style>
    <style:style style:name="T12" style:family="text">
      <style:text-properties style:font-name="DejaVu Sans Mono"/>
    </style:style>
    <style:style style:name="T13" style:family="text">
      <style:text-properties fo:font-size="12pt" officeooo:rsid="001034f5" style:font-size-asian="12pt" style:font-size-complex="12pt"/>
    </style:style>
    <style:style style:name="T14" style:family="text">
      <style:text-properties style:font-name="Liberation Serif" officeooo:rsid="001034f5"/>
    </style:style>
    <style:style style:name="T15" style:family="text">
      <style:text-properties style:font-name="Liberation Serif" fo:font-weight="normal" officeooo:rsid="001034f5" style:font-weight-asian="normal" style:font-weight-complex="normal"/>
    </style:style>
    <style:style style:name="T16" style:family="text">
      <style:text-properties officeooo:rsid="0010fe81"/>
    </style:style>
    <style:style style:name="T17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Архитектура приложения</text:p>
      <text:p text:style-name="P1"/>
      <text:p text:style-name="P1">Входной точкой в приложение является файл urls в котором происходит обработка полученного URL-адреса, по которому клиент (то есть браузер или другое веб-приложение) обратился к серверу. В этом файле выбирается соответсвующий обработчик и ему передаются входные данные.</text:p>
      <text:p text:style-name="P1"/>
      <text:p text:style-name="P1">Обработчики всех url-адресов находятся в файле views. В этих обработчиках происходит взаимодействие с базой данных через Django ORM (object relation mapping) — специального механизма, позволяющего отобразить данные хранящиеся в реляционной базе данных в объектно-ориентированном формате. <text:span text:style-name="T16">Все наши модели данных описаны в файле models. После того, как обработчик сформирует ответ, он передаст его в шаблон — html файл, и тогда готовая страничка вернется пользователю.</text:span></text:p>
      <text:p text:style-name="P1"/>
      <text:p text:style-name="P2"><text:span text:style-name="T13">Например, когда мы обращаемся к серверу по адресу - </text:span><text:a xlink:type="simple" xlink:href="http://127.0.0.1:8000/" text:style-name="Internet_20_link" text:visited-style-name="Visited_20_Internet_20_Link"><text:span text:style-name="T13">http://127.0.0.1:8000/</text:span></text:a><text:span text:style-name="T13"> то попадаем на главную страничку с выводом всех событий. Это происходит потому что в файле urls Django находит соответсвующий адрес (корневой) :</text:span></text:p>
      <text:p text:style-name="P3"><text:span text:style-name="T9">url(</text:span><text:span text:style-name="T3">r'^$'</text:span><text:span text:style-name="T9">, views.event_list, </text:span><text:span text:style-name="T7">name</text:span><text:span text:style-name="T9">=</text:span><text:span text:style-name="T3">'event_list'</text:span><text:span text:style-name="T9">),</text:span></text:p>
      <text:p text:style-name="P3"><text:span text:style-name="T9"/></text:p>
      <text:p text:style-name="P4"><text:span text:style-name="T8">и затем переходит к обработчику с именем event_list. </text:span></text:p>
      <text:p text:style-name="P4"><text:span text:style-name="T8">Вот он:</text:span></text:p>
      <text:p text:style-name="P6"><text:span text:style-name="T10">def </text:span>event_list(request):</text:p>
      <text:p text:style-name="P9"><text:s text:c="4"/><text:span text:style-name="T12">events = Event.objects.order_by(</text:span><text:span text:style-name="T3">'event_date'</text:span><text:span text:style-name="T12">)</text:span></text:p>
      <text:p text:style-name="P7"><text:s text:c="4"/><text:span text:style-name="T11">return </text:span><text:span text:style-name="T12">render(request, </text:span><text:span text:style-name="T3">'index.html'</text:span><text:span text:style-name="T12">, {</text:span><text:span text:style-name="T3">'events'</text:span><text:span text:style-name="T12">: events})</text:span></text:p>
      <text:p text:style-name="P8"><text:span text:style-name="T14">В этом обработчике мы обращаемся к модели Event, определенной в файле models, запрашиваем у неё все объекты данного типа и сортируем их по полю <text:s/></text:span><text:span text:style-name="T5">event_date. <text:s/></text:span><text:span text:style-name="T15">После этого мы передаем эти объекты в шаблон </text:span><text:span text:style-name="T5"><text:s/>index.html </text:span><text:span text:style-name="T15">в котором они отображаются в понятном виде и уже готовая страничка передается обратно в браузер пользователю.</text:span></text:p>
      <text:p text:style-name="P5">Такая архитектура называется Model-View-Template, сокращенно — MVT (или MTV — кому как нравится). Подробнее можно почитать здесь — <text:a xlink:type="simple" xlink:href="https://djbook.ru/ch05s02.html" text:style-name="Internet_20_link" text:visited-style-name="Visited_20_Internet_20_Link">https://djbook.ru/ch05s02.html</text:a>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13:16:02.932782527</meta:creation-date>
    <dc:date>2018-02-03T13:35:02.744783687</dc:date>
    <meta:editing-duration>PT8M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220" meta:character-count="1702" meta:non-whitespace-character-count="1476"/>
  </office:meta>
</office:document-meta>
</file>